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March 2, 2022 (10:28:5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03T03:28:59Z</meta:creation-date>
    <dc:date>2022-03-03T03:28:59Z</dc:date>
    <meta:user-defined meta:name="date" meta:value-type="string">March   2, 2022 (10:28:5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